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2048994" text:style-name="L1">
        <text:list-item>
          <text:p text:style-name="P1">git add .</text:p>
        </text:list-item>
        <text:list-item>
          <text:p text:style-name="P1">git config --global user.email "u7amajutt@gmail.com"</text:p>
        </text:list-item>
        <text:list-item>
          <text:p text:style-name="P1">git config --global user.name "Usama Aslam"</text:p>
        </text:list-item>
        <text:list-item>
          <text:p text:style-name="P1">git commit -m "update"</text:p>
        </text:list-item>
        <text:list-item>
          <text:p text:style-name="P1"><text:s/>git push -u origin master</text:p>
        </text:list-item>
        <text:list-item>
          <text:p text:style-name="P1">git push heroku mast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1:07:04.735067773</meta:creation-date>
    <dc:date>2022-01-25T11:27:34.902257434</dc:date>
    <meta:editing-duration>PT8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35" meta:character-count="180" meta:non-whitespace-character-count="158"/>
  </office:meta>
</office:document-meta>
</file>